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2010000037D0000001C575DFFB932EC5F5A.png" manifest:media-type="image/png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Pictures/100000000000010D000000BBC5EF89D0E2E930BD.png" manifest:media-type="image/png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pr1" style:family="presentation" style:parent-style-name="Pencil1-title">
      <style:graphic-properties fo:min-height="2.76cm"/>
      <style:paragraph-properties style:writing-mode="lr-tb"/>
    </style:style>
    <style:style style:name="pr2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84cm" style:use-optimal-column-width="false"/>
    </style:style>
    <style:style style:name="co2" style:family="table-column">
      <style:table-column-properties style:column-width="11.144cm" style:use-optimal-column-width="false"/>
    </style:style>
    <style:style style:name="co3" style:family="table-column">
      <style:table-column-properties style:column-width="3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top="0cm" fo:margin-bottom="0cm" fo:line-height="100%" fo:text-align="center"/>
      <style:text-properties fo:font-weight="bold" style:font-weight-asian="bold" style:font-weight-complex="bold"/>
    </style:style>
    <style:style style:name="P4" style:family="paragraph">
      <style:paragraph-properties fo:margin-top="0cm" fo:margin-bottom="0cm" fo:line-height="100%" fo:text-align="center"/>
      <style:text-properties fo:color="#000000" style:language-asian="fr" style:country-asian="FR" style:font-weight-asian="bold"/>
    </style:style>
    <style:style style:name="P5" style:family="paragraph">
      <style:paragraph-properties fo:margin-top="0cm" fo:margin-bottom="0cm" fo:line-height="100%" fo:text-align="center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</style:style>
    <style:style style:name="P10" style:family="paragraph">
      <loext:graphic-properties draw:fill="none"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19">
        <office:forms form:automatic-focus="false" form:apply-design-mode="false"/>
        <draw:frame presentation:style-name="pr1" draw:layer="layout" svg:width="17.1cm" svg:height="3.785cm" svg:x="1.05cm" svg:y="0.604cm" presentation:class="title" presentation:user-transformed="true">
          <draw:text-box>
            <text:p>Évaluation à mi-chapitre</text:p>
          </draw:text-box>
        </draw:frame>
        <draw:frame draw:style-name="gr1" draw:text-style-name="P2" draw:layer="layout" svg:width="2.6cm" svg:height="1.826cm" svg:x="0.9cm" svg:y="25.6cm">
          <draw:text-box>
            <text:p text:style-name="P1"><text:span text:style-name="T1">1</text:span></text:p>
          </draw:text-box>
        </draw:frame>
        <draw:frame draw:style-name="standard" draw:layer="layout" svg:width="15.983cm" svg:height="6.47cm" svg:x="2.142cm" svg:y="5.3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3">Domaine</text:p>
              </table:table-cell>
              <table:table-cell>
                <text:p text:style-name="P3">Capacités/Attitudes</text:p>
              </table:table-cell>
              <table:table-cell>
                <text:p text:style-name="P3">Degré de maîtrise</text:p>
              </table:table-cell>
            </table:table-row>
            <table:table-row table:style-name="ro2" table:default-cell-style-name="gray2">
              <table:table-cell>
                <text:p text:style-name="P3">2 ( R1)</text:p>
              </table:table-cell>
              <table:table-cell>
                <text:p text:style-name="P4">Mobiliser et restituer ses connaissances</text:p>
              </table:table-cell>
              <table:table-cell>
                <text:p text:style-name="P5"/>
                <text:p text:style-name="P5"/>
              </table:table-cell>
            </table:table-row>
            <table:table-row table:style-name="ro2" table:default-cell-style-name="gray1">
              <table:table-cell>
                <text:p text:style-name="P3">1</text:p>
              </table:table-cell>
              <table:table-cell>
                <text:p text:style-name="P3">Faire des schémas propres, concis et légendés</text:p>
              </table:table-cell>
              <table:table-cell>
                <text:p text:style-name="P5"/>
                <text:p text:style-name="P5"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.065cm" svg:height="3.403cm" svg:x="-0.665cm" svg:y="12.3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21.574cm" svg:height="8.65cm" svg:x="-0.916cm" svg:y="15.9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2.6cm" svg:height="1.826cm" svg:x="0.9cm" svg:y="25.6cm">
          <draw:text-box>
            <text:p text:style-name="P1"><text:span text:style-name="T1">2</text:span></text:p>
          </draw:text-box>
        </draw:frame>
        <draw:frame draw:style-name="gr1" draw:text-style-name="P9" draw:layer="layout" svg:width="16.4cm" svg:height="18.026cm" svg:x="1.8cm" svg:y="2.3cm">
          <draw:text-box>
            <text:p text:style-name="P8">3) Propose un protocole pour déterminer si un matériaux est isolant ou conducteur. </text:p>
            <text:p text:style-name="P8">- Tu fais un schéma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- Tu liste le matériel (n’oublie pas l’échantillon du matériaux)</text:p>
            <text:p text:style-name="P8"/>
            <text:p text:style-name="P8"/>
            <text:p text:style-name="P8">- Tu fais une ou deux phrases pour expliquer ta démarche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draw:text-box>
        </draw:frame>
        <draw:frame draw:style-name="gr4" draw:text-style-name="P10" draw:layer="layout" svg:width="17.4cm" svg:height="5.4cm" svg:x="1.7cm" svg:y="20.4cm">
          <draw:text-box>
            <text:p>4) Dans ton protocole : </text:p>
            <text:p>- Que se passe-t-il si le matériaux est conducteur ?</text:p>
            <text:p/>
            <text:p/>
            <text:p>- Que se passe-t-il si le matériaux est isolant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#ffffff" style:font-size-asian="32pt" style:font-size-complex="32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533cm" fo:margin-bottom="0cm" fo:text-indent="0cm"/>
      <style:text-properties fo:font-size="37.4000015258789pt"/>
    </style:style>
    <style:style style:name="Pencil-outline3" style:family="presentation" style:parent-style-name="Pencil-outline2">
      <style:paragraph-properties fo:margin-left="0cm" fo:margin-right="0cm" fo:margin-top="0.399cm" fo:margin-bottom="0cm" fo:text-indent="0cm"/>
      <style:text-properties fo:font-size="32pt"/>
    </style:style>
    <style:style style:name="Pencil-outline4" style:family="presentation" style:parent-style-name="Pencil-outline3">
      <style:paragraph-properties fo:margin-left="0cm" fo:margin-right="0cm" fo:margin-top="0.266cm" fo:margin-bottom="0cm" fo:text-indent="0cm"/>
      <style:text-properties fo:font-size="26.7000007629395pt"/>
    </style:style>
    <style:style style:name="Pencil-outline5" style:family="presentation" style:parent-style-name="Pencil-outline4">
      <style:paragraph-properties fo:margin-left="0cm" fo:margin-right="0cm" fo:margin-top="0.133cm" fo:margin-bottom="0cm" fo:text-indent="0cm"/>
      <style:text-properties fo:font-size="26.7000007629395pt"/>
    </style:style>
    <style:style style:name="Pencil-outline6" style:family="presentation" style:parent-style-name="Pencil-outline5">
      <style:paragraph-properties fo:margin-left="0cm" fo:margin-right="0cm" fo:margin-top="0.133cm" fo:margin-bottom="0cm" fo:text-indent="0cm"/>
      <style:text-properties fo:font-size="26.7000007629395pt"/>
    </style:style>
    <style:style style:name="Pencil-outline7" style:family="presentation" style:parent-style-name="Pencil-outline6">
      <style:paragraph-properties fo:margin-left="0cm" fo:margin-right="0cm" fo:margin-top="0.133cm" fo:margin-bottom="0cm" fo:text-indent="0cm"/>
      <style:text-properties fo:font-size="26.7000007629395pt"/>
    </style:style>
    <style:style style:name="Pencil-outline8" style:family="presentation" style:parent-style-name="Pencil-outline7">
      <style:paragraph-properties fo:margin-left="0cm" fo:margin-right="0cm" fo:margin-top="0.133cm" fo:margin-bottom="0cm" fo:text-indent="0cm"/>
      <style:text-properties fo:font-size="26.7000007629395pt"/>
    </style:style>
    <style:style style:name="Pencil-outline9" style:family="presentation" style:parent-style-name="Pencil-outline8">
      <style:paragraph-properties fo:margin-left="0cm" fo:margin-right="0cm" fo:margin-top="0.133cm" fo:margin-bottom="0cm" fo:text-indent="0cm"/>
      <style:text-properties fo:font-size="26.700000762939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#ffffff" style:font-size-asian="32pt" style:font-size-complex="32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533cm" fo:margin-bottom="0cm" fo:text-indent="0cm"/>
      <style:text-properties fo:font-size="37.4000015258789pt" fo:background-color="transparent"/>
    </style:style>
    <style:style style:name="Pencil1-outline3" style:family="presentation" style:parent-style-name="Pencil1-outline2">
      <style:paragraph-properties fo:margin-left="0cm" fo:margin-right="0cm" fo:margin-top="0.399cm" fo:margin-bottom="0cm" fo:text-indent="0cm"/>
      <style:text-properties fo:font-size="32pt" fo:background-color="transparent"/>
    </style:style>
    <style:style style:name="Pencil1-outline4" style:family="presentation" style:parent-style-name="Pencil1-outline3">
      <style:paragraph-properties fo:margin-left="0cm" fo:margin-right="0cm" fo:margin-top="0.266cm" fo:margin-bottom="0cm" fo:text-indent="0cm"/>
      <style:text-properties fo:font-size="26.7000007629395pt" fo:background-color="transparent"/>
    </style:style>
    <style:style style:name="Pencil1-outline5" style:family="presentation" style:parent-style-name="Pencil1-outline4">
      <style:paragraph-properties fo:margin-left="0cm" fo:margin-right="0cm" fo:margin-top="0.133cm" fo:margin-bottom="0cm" fo:text-indent="0cm"/>
      <style:text-properties fo:font-size="26.7000007629395pt" fo:background-color="transparent"/>
    </style:style>
    <style:style style:name="Pencil1-outline6" style:family="presentation" style:parent-style-name="Pencil1-outline5">
      <style:paragraph-properties fo:margin-left="0cm" fo:margin-right="0cm" fo:margin-top="0.133cm" fo:margin-bottom="0cm" fo:text-indent="0cm"/>
      <style:text-properties fo:font-size="26.7000007629395pt" fo:background-color="transparent"/>
    </style:style>
    <style:style style:name="Pencil1-outline7" style:family="presentation" style:parent-style-name="Pencil1-outline6">
      <style:paragraph-properties fo:margin-left="0cm" fo:margin-right="0cm" fo:margin-top="0.133cm" fo:margin-bottom="0cm" fo:text-indent="0cm"/>
      <style:text-properties fo:font-size="26.7000007629395pt" fo:background-color="transparent"/>
    </style:style>
    <style:style style:name="Pencil1-outline8" style:family="presentation" style:parent-style-name="Pencil1-outline7">
      <style:paragraph-properties fo:margin-left="0cm" fo:margin-right="0cm" fo:margin-top="0.133cm" fo:margin-bottom="0cm" fo:text-indent="0cm"/>
      <style:text-properties fo:font-size="26.7000007629395pt"/>
    </style:style>
    <style:style style:name="Pencil1-outline9" style:family="presentation" style:parent-style-name="Pencil1-outline8">
      <style:paragraph-properties fo:margin-left="0cm" fo:margin-right="0cm" fo:margin-top="0.133cm" fo:margin-bottom="0cm" fo:text-indent="0cm"/>
      <style:text-properties fo:font-size="26.7000007629395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4.479cm" fo:min-width="21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16.457cm" svg:height="4.675cm" svg:x="1.05cm" svg:y="7.952cm" presentation:class="title" presentation:placeholder="true">
        <draw:text-box/>
      </draw:frame>
      <draw:frame presentation:style-name="Pencil-outline1" draw:layer="backgroundobjects" svg:width="18.899cm" svg:height="11.068cm" svg:x="1.05cm" svg:y="15.485cm" presentation:class="outline" presentation:placeholder="true">
        <draw:text-box/>
      </draw:frame>
      <draw:frame draw:style-name="Mgr3" draw:text-style-name="MP5" draw:layer="backgroundobjects" svg:width="18.91cm" svg:height="5.307cm" svg:x="1.017cm" svg:y="8.306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1cm" svg:height="4.479cm" svg:x="0cm" svg:y="-0.04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17.1cm" svg:height="2.76cm" svg:x="1.05cm" svg:y="1.116cm" presentation:class="title" presentation:placeholder="true">
        <draw:text-box/>
      </draw:frame>
      <draw:frame presentation:style-name="Pencil1-outline1" draw:layer="backgroundobjects" svg:width="18.899cm" svg:height="18.761cm" svg:x="1.05cm" svg:y="6.552cm" presentation:class="outline" presentation:placeholder="true">
        <draw:text-box/>
      </draw:frame>
      <draw:frame presentation:style-name="Mpr4" draw:layer="backgroundobjects" svg:width="4.892cm" svg:height="0.875cm" svg:x="1.05cm" svg:y="27.125cm" presentation:class="date-time">
        <draw:text-box>
          <text:p><presentation:date-time/></text:p>
        </draw:text-box>
      </draw:frame>
      <draw:frame presentation:style-name="Mpr5" draw:text-style-name="MP8" draw:layer="backgroundobjects" svg:width="6.656cm" svg:height="1.111cm" svg:x="7.182cm" svg:y="26.88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4.892cm" svg:height="1.111cm" svg:x="15.057cm" svg:y="26.889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159cm" svg:height="3.809cm" svg:x="18.173cm" svg:y="0.277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0.48cm" svg:height="1.141cm" svg:x="0.282cm" svg:y="25.748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30T08:16:39.985442475</meta:creation-date>
    <meta:editing-duration>PT18M16S</meta:editing-duration>
    <meta:editing-cycles>6</meta:editing-cycles>
    <meta:generator>LibreOffice/6.3.5.2$Linux_X86_64 LibreOffice_project/30$Build-2</meta:generator>
    <dc:title>Pencil</dc:title>
    <dc:date>2020-09-30T08:34:55.991298725</dc:date>
    <meta:document-statistic meta:object-count="45"/>
  </office:meta>
</office:document-meta>
</file>

<file path=Object 1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3161898307" text:style-name="WWNum1">
        <text:list-item>
          <text:p text:style-name="P1">Donne les symboles normalisés des dipôles suivants : pil<text:bookmark text:name="_GoBack"/>e, interrupteur ouvert , lampe et diode.</text:p>
        </text:list-item>
      </text:list>
    </office:text>
  </office:body>
</office:document-content>
</file>

<file path=Object 1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Object 2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8pt" style:font-size-asian="18pt" style:font-size-complex="18pt"/>
    </style:style>
    <style:style style:name="P2" style:family="paragraph" style:parent-style-name="List_20_Paragraph" style:list-style-name="WWNum1">
      <style:text-properties fo:font-size="22pt" style:font-size-asian="22pt" style:font-size-complex="22pt"/>
    </style:style>
    <style:style style:name="T1" style:family="text">
      <style:text-properties officeooo:rsid="0014120b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3442797" text:style-name="WWNum1">
        <text:list-header>
          <text:p text:style-name="P2"><text:span text:style-name="T1">2) </text:span>Schématise en utilisant les symboles normalisés le circuit ci-dessous.</text:p>
        </text:list-header>
      </text:list>
      <text:p text:style-name="P1"><draw:frame draw:style-name="fr1" draw:name="Image 1" text:anchor-type="char" svg:x="0.728cm" svg:y="1.141cm" svg:width="7.117cm" svg:height="4.948cm" draw:z-index="0"><draw:image xlink:href="Pictures/100000000000010D000000BBC5EF89D0E2E930BD.png" xlink:type="simple" xlink:show="embed" xlink:actuate="onLoad" loext:mime-type="image/png"/><svg:desc>C:\Users\hakima\AppData\Local\Microsoft\Windows\Temporary Internet Files\Content.MSO\C5D4E317.tmp</svg:desc><draw:contour-polygon svg:width="268px" svg:height="185px" svg:viewBox="0 0 268 185" draw:points="0,0 0,185 268,185 268,0" draw:recreate-on-edit="false"/></draw:frame></text:p>
      <text:p text:style-name="P1"/>
      <text:p text:style-name="P1"/>
      <text:p text:style-name="P1"/>
    </office:text>
  </office:body>
</office:document-content>
</file>

<file path=Object 2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